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fo:background-color="#ffffff">
        <style:background-image/>
      </style:paragraph-properties>
      <style:text-properties fo:color="#000000" style:font-name-complex="Menlo"/>
    </style:style>
    <style:style style:name="P2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-complex="Menlo"/>
    </style:style>
    <style:style style:name="P3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800000" style:font-name="Monaco" fo:font-size="11pt" style:font-name-asian="Monaco" style:font-size-asian="11pt" style:font-name-complex="Monaco" style:font-size-complex="11pt"/>
    </style:style>
    <style:style style:name="P4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3f5fbf" style:font-name="Monaco" fo:font-size="11pt" style:font-name-asian="Monaco" style:font-size-asian="11pt" style:font-name-complex="Monaco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سكيور،لتأمين مواقعكم</text:p>
      <text:p text:style-name="P3">بسم الله الرحمن الرحيم</text:p>
      <text:p text:style-name="P4">٠٤ ربيع الثاني ١٤٣٧</text:p>
      <text:p text:style-name="P1">أقوى الأفكار أبسطها</text:p>
      <text:p text:style-name="Standard">أنا أطمح إلى شركة تتمتع بالخصوصيات التالية :</text:p>
      <text:p text:style-name="Standard">١- شركة بدون مسيّر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ares Belhaouas</meta:initial-creator>
    <meta:creation-date>2016-01-17T21:29:44</meta:creation-date>
    <dc:date>2016-01-17T22:33:23</dc:date>
    <dc:creator>Fares Belhaouas</dc:creator>
    <meta:editing-duration>PT48M19S</meta:editing-duration>
    <meta:editing-cycles>3</meta:editing-cycles>
    <meta:generator>OpenOffice/4.1.1$Unix OpenOffice.org_project/411m6$Build-9775</meta:generator>
    <meta:document-statistic meta:table-count="0" meta:image-count="0" meta:object-count="0" meta:page-count="1" meta:paragraph-count="6" meta:word-count="27" meta:character-count="143"/>
  </office:meta>
</office:document-meta>
</file>